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1b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</table:table-row>
        <table:table-row table:style-name="ro1">
          <table:table-cell office:value-type="string" calcext:value-type="string">
            <text:p>b3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0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3.non(b2)+b3b2non(b1)+b3b1non(b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4-12-07T17:46:16.623052181</meta:creation-date>
    <dc:date>2014-12-08T16:46:20.971593096</dc:date>
    <dc:creator>Cedric </dc:creator>
    <meta:editing-duration>PT22H57M27S</meta:editing-duration>
    <meta:editing-cycles>2</meta:editing-cycles>
    <meta:generator>LibreOffice/4.2.6.3$Linux_X86_64 LibreOffice_project/420m0$Build-3</meta:generator>
    <meta:document-statistic meta:table-count="1" meta:cell-count="27" meta:object-count="0"/>
  </office:meta>
</office:document-meta>
</file>